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038780" officeooo:paragraph-rsid="00038780" style:font-size-asian="12.25pt" style:font-size-complex="14pt"/>
    </style:style>
    <style:style style:name="P2" style:family="paragraph" style:parent-style-name="Standard">
      <style:paragraph-properties fo:text-align="justify" style:justify-single-word="false"/>
      <style:text-properties fo:font-size="12pt" officeooo:rsid="00038780" officeooo:paragraph-rsid="00038780" style:font-size-asian="10.5pt" style:font-size-complex="12pt"/>
    </style:style>
    <style:style style:name="P3" style:family="paragraph" style:parent-style-name="Standard">
      <style:paragraph-properties fo:text-align="justify" style:justify-single-word="false"/>
      <style:text-properties fo:font-size="12pt" officeooo:rsid="0003b19e" officeooo:paragraph-rsid="0003b19e" style:font-size-asian="10.5pt" style:font-size-complex="12pt"/>
    </style:style>
    <style:style style:name="P4" style:family="paragraph" style:parent-style-name="Standard">
      <style:paragraph-properties fo:text-align="justify" style:justify-single-word="false"/>
      <style:text-properties fo:font-size="12pt" officeooo:rsid="00041ba1" officeooo:paragraph-rsid="00041ba1" style:font-size-asian="10.5pt" style:font-size-complex="12pt"/>
    </style:style>
    <style:style style:name="P5" style:family="paragraph" style:parent-style-name="Standard">
      <style:paragraph-properties fo:text-align="justify" style:justify-single-word="false"/>
      <style:text-properties fo:font-size="12pt" officeooo:rsid="00041ba1" officeooo:paragraph-rsid="000957a5" style:font-size-asian="10.5pt" style:font-size-complex="12pt"/>
    </style:style>
    <style:style style:name="P6" style:family="paragraph" style:parent-style-name="Standard">
      <style:paragraph-properties fo:text-align="justify" style:justify-single-word="false"/>
      <style:text-properties fo:font-size="12pt" officeooo:rsid="000495e8" officeooo:paragraph-rsid="000495e8" style:font-size-asian="10.5pt" style:font-size-complex="12pt"/>
    </style:style>
    <style:style style:name="P7" style:family="paragraph" style:parent-style-name="Standard">
      <style:paragraph-properties fo:text-align="justify" style:justify-single-word="false"/>
      <style:text-properties fo:font-size="12pt" officeooo:rsid="000495e8" officeooo:paragraph-rsid="000957a5" style:font-size-asian="10.5pt" style:font-size-complex="12pt"/>
    </style:style>
    <style:style style:name="T1" style:family="text">
      <style:text-properties officeooo:rsid="0003b19e"/>
    </style:style>
    <style:style style:name="T2" style:family="text">
      <style:text-properties officeooo:rsid="00041ba1"/>
    </style:style>
    <style:style style:name="T3" style:family="text">
      <style:text-properties officeooo:rsid="000495e8"/>
    </style:style>
    <style:style style:name="T4" style:family="text">
      <style:text-properties officeooo:rsid="00080b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 Nova Catalog Development FAQs</text:p>
      <text:p text:style-name="P3">By Daniel coulter</text:p>
      <text:p text:style-name="P1"/>
      <text:p text:style-name="P2">In May 2016, Dr. Chomiuk’s group, along with the help of colleagues at Harvard University, began development of the Open Nova Catalog (ONC). Th<text:span text:style-name="T1">e ONC </text:span>is an online repository <text:span text:style-name="T1">of nova data collected from various sources, which will be available for download by scientists and the public alike. The ONC is now online, but there is still much work to be done. If you are reading this, then you are likely going to working on this project and have quite a few questions. This document aims at helping you understand what novae are, learn astronomical terminology, and how to contribute to the ONC. Let the questions begin!</text:span></text:p>
      <text:p text:style-name="P1"/>
      <text:p text:style-name="P2">Q1. What is classical nova?</text:p>
      <text:p text:style-name="P2">A1. A classical nova is a specific type of binary star system <text:span text:style-name="T2">in which a white dwarf star and another star (usually a main sequence star) are orbiting very closely. Due to its extreme mass, the white dwarf accretes matter (usually hydrogen) from the main sequence star. Once the white dwarf has accreted enough hydrogen, the pressure is great enough that thermonuclear reactions takes place. These reactions release energy and cause more thermonuclear reactions, resulting in a runaway reaction. This runaway thermonuclear reaction results in an outburst, where the outer layer of the white dwarf is expelled. When a nova outburst occurs, the apparent magnitude of the star increases by 6 to 19 magnitudes.</text:span></text:p>
      <text:p text:style-name="P2"/>
      <text:p text:style-name="P4">Q2. What information is presented in the ONC?</text:p>
      <text:p text:style-name="P4">A2. <text:span text:style-name="T4">For each nova, the ONC reports it’s metadata, photometric data, and spectroscopic data. The important metadata is shown on the front page of the ONC, and the photometric data and spectroscopic data are shown if you click on a specific nova. Photometry and scpectra are shown for various wavelength regimes on the same plot.</text:span></text:p>
      <text:p text:style-name="P2"/>
      <text:p text:style-name="P4">Q3. What is metadata?</text:p>
      <text:p text:style-name="P4">A3.</text:p>
      <text:p text:style-name="P4"/>
      <text:p text:style-name="P4">Q4. What is photometry?</text:p>
      <text:p text:style-name="P4">A4.</text:p>
      <text:p text:style-name="P4"/>
      <text:p text:style-name="P4">Q5. What is spectroscopy?</text:p>
      <text:p text:style-name="P4">A5.</text:p>
      <text:p text:style-name="P4"/>
      <text:p text:style-name="P5">Q6. <text:span text:style-name="T3">What are wavelength regimes?</text:span></text:p>
      <text:p text:style-name="P6">A6.</text:p>
      <text:p text:style-name="P6"/>
      <text:p text:style-name="P7">Q7. What are filters?</text:p>
      <text:p text:style-name="P6">A7.</text:p>
      <text:p text:style-name="P6"/>
      <text:p text:style-name="P6">Q8. How does the ONC work?</text:p>
      <text:p text:style-name="P6">A8.</text:p>
      <text:p text:style-name="P6"/>
      <text:p text:style-name="P6">Q9. Where is everything for the ONC stored?</text:p>
      <text:p text:style-name="P6">A9.</text:p>
      <text:p text:style-name="P6"/>
      <text:p text:style-name="P6"><text:soft-page-break/>Q10. How can I use Github?</text:p>
      <text:p text:style-name="P6">Q10.</text:p>
      <text:p text:style-name="P6"/>
      <text:p text:style-name="P6">Q11. What are the ways I can help get data for the ONC?</text:p>
      <text:p text:style-name="P6">A11.</text:p>
      <text:p text:style-name="P6"/>
      <text:p text:style-name="P6">Q12. How does the ticket system work?</text:p>
      <text:p text:style-name="P6">A12</text:p>
      <text:p text:style-name="P6"/>
      <text:p text:style-name="P6">Q13. What is the process for searching for data in scientific papers?</text:p>
      <text:p text:style-name="P6">A13.</text:p>
      <text:p text:style-name="P6"/>
      <text:p text:style-name="P6">Q14. How do I use the ADS search efficiently?</text:p>
      <text:p text:style-name="P6">A14.</text:p>
      <text:p text:style-name="P6"/>
      <text:p text:style-name="P6">Q15. How do I determine if a paper has data that can be pulled?</text:p>
      <text:p text:style-name="P6">A15.</text:p>
      <text:p text:style-name="P6"/>
      <text:p text:style-name="P6">Q16. What is the process for pulling data or making tickets for scientific papers?</text:p>
      <text:p text:style-name="P6">A16.</text:p>
      <text:p text:style-name="P6"/>
      <text:p text:style-name="P6">Q17. How do I pull data from the AAVSO?</text:p>
      <text:p text:style-name="P6">A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4T20:58:44.479056850</meta:creation-date>
    <dc:date>2016-09-04T21:34:51.186906743</dc:date>
    <meta:editing-duration>PT14M45S</meta:editing-duration>
    <meta:editing-cycles>6</meta:editing-cycles>
    <meta:generator>LibreOffice/5.1.4.2$Linux_X86_64 LibreOffice_project/10m0$Build-2</meta:generator>
    <meta:document-statistic meta:table-count="0" meta:image-count="0" meta:object-count="0" meta:page-count="2" meta:paragraph-count="37" meta:word-count="431" meta:character-count="2431" meta:non-whitespace-character-count="2037"/>
  </office:meta>
</office:document-meta>
</file>